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  <style:font-face style:name="arial1" svg:font-family="arial, sans-serif-medium, sans-serif"/>
  </office:font-face-decls>
  <office:automatic-styles>
    <style:style style:name="P1" style:family="paragraph" style:parent-style-name="Standard">
      <style:text-properties officeooo:rsid="001fe708" officeooo:paragraph-rsid="001fe708"/>
    </style:style>
    <style:style style:name="P2" style:family="paragraph" style:parent-style-name="Standard">
      <style:paragraph-properties fo:margin-left="0in" fo:margin-right="0in" fo:margin-top="0.0583in" fo:margin-bottom="0.0972in" style:contextual-spacing="false" fo:text-align="start" style:justify-single-word="false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.0583in" fo:margin-bottom="0.0972in" style:contextual-spacing="false" fo:line-height="158%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4d5156" loext:opacity="100%" style:font-name="arial" fo:font-size="8.39999961853027pt" fo:letter-spacing="normal" fo:font-style="normal" fo:font-weight="normal"/>
    </style:style>
    <style:style style:name="T2" style:family="text">
      <style:text-properties fo:font-variant="normal" fo:text-transform="none" fo:color="#1a0dab" loext:opacity="100%" style:text-line-through-style="none" style:text-line-through-type="none" style:font-name="arial" fo:font-size="8.39999961853027pt" fo:letter-spacing="normal" fo:language="pt" fo:country="BR" fo:font-style="normal" style:text-underline-style="none" fo:font-weight="bold" style:text-blinking="false" loext:padding="0in" loext:border="none"/>
    </style:style>
    <style:style style:name="T3" style:family="text">
      <style:text-properties fo:font-variant="normal" fo:text-transform="none" fo:color="#1a0dab" loext:opacity="100%" style:text-line-through-style="none" style:text-line-through-type="none" style:font-name="arial" fo:font-size="8.39999961853027pt" fo:letter-spacing="normal" fo:language="pt" fo:country="BR" fo:font-style="normal" style:text-underline-style="none" fo:font-weight="normal" style:text-blinking="false" loext:padding="0in" loext:border="none"/>
    </style:style>
    <style:style style:name="T4" style:family="text">
      <style:text-properties fo:font-variant="normal" fo:text-transform="none" fo:color="#1a0dab" loext:opacity="100%" style:text-line-through-style="none" style:text-line-through-type="none" style:font-name="arial1" fo:font-size="8.39999961853027pt" fo:letter-spacing="normal" fo:language="pt" fo:country="BR" fo:font-style="normal" style:text-underline-style="none" fo:font-weight="normal" style:text-blinking="false" loext:padding="0in" loext:border="none"/>
    </style:style>
    <style:style style:name="T5" style:family="text">
      <style:text-properties fo:font-variant="normal" fo:text-transform="none" fo:color="#202124" loext:opacity="100%" style:font-name="arial" fo:font-size="8.39999961853027pt" fo:letter-spacing="normal" fo:language="pt" fo:country="BR" fo:font-style="normal" fo:font-weight="bold" loext:padding="0in" loext:border="none"/>
    </style:style>
    <style:style style:name="T6" style:family="text">
      <style:text-properties fo:font-variant="normal" fo:text-transform="none" fo:color="#202124" loext:opacity="100%" style:font-name="arial" fo:font-size="8.39999961853027pt" fo:letter-spacing="normal" fo:language="pt" fo:country="BR" fo:font-style="normal" fo:font-weight="normal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99</text:p>
      <text:p text:style-name="P1"/>
      <text:p text:style-name="P1"><text:span text:style-name="T1">Jake Peralta é um detetive brilhante e ao mesmo tempo imaturo, que nunca precisou se preocupar em respeitar as regras. Tudo muda quando um capitão exigente assume o comando de seu esquadrão e Jake deve aprender a trabalhar em equipe.</text:span> </text:p>
      <text:p text:style-name="P1"/>
      <text:p text:style-name="P1">&lt;iframe width="560" height="315" src="https://www.youtube.com/embed/sEOuJ4z5aTc" title="YouTube video player" frameborder="0" allow="accelerometer; autoplay; clipboard-write; encrypted-media; gyroscope; picture-in-picture" allowfullscreen&gt;&lt;/iframe&gt;</text:p>
      <text:p text:style-name="P1"/>
      <text:p text:style-name="P1"><text:a xlink:type="simple" xlink:href="https://www.google.com/search?sa=X&amp;bih=657&amp;biw=1366&amp;rlz=1C1ALOY_esBR968BR968&amp;hl=pt-BR&amp;sxsrf=AOaemvJ_EeQCmYes4KftOPeGMXbUi2m5Hg:1633127634857&amp;q=brooklyn+99+criadores&amp;ved=2ahUKEwiej7HEoqrzAhW_IbkGHc74A88Q6BMoAHoECFAQAg&amp;cshid=1633127807505060" text:style-name="Internet_20_link" text:visited-style-name="Visited_20_Internet_20_Link"><text:span text:style-name="T2">Criador(es)</text:span></text:a><text:span text:style-name="T5">: </text:span><text:a xlink:type="simple" xlink:href="https://www.google.com/search?sa=X&amp;bih=657&amp;biw=1366&amp;rlz=1C1ALOY_esBR968BR968&amp;hl=pt-BR&amp;sxsrf=AOaemvJ_EeQCmYes4KftOPeGMXbUi2m5Hg:1633127634857&amp;q=Dan+Goor&amp;stick=H4sIAAAAAAAAAONgVuLSz9U3SDYwMrA0W8TK4ZKYp-Cen18EALceS0oZAAAA&amp;ved=2ahUKEwiej7HEoqrzAhW_IbkGHc74A88QmxMoAXoECFAQAw&amp;cshid=1633127807505060" text:style-name="Internet_20_link" text:visited-style-name="Visited_20_Internet_20_Link"><text:span text:style-name="T3">Dan Goor</text:span></text:a><text:span text:style-name="T6">; </text:span><text:a xlink:type="simple" xlink:href="https://www.google.com/search?sa=X&amp;bih=657&amp;biw=1366&amp;rlz=1C1ALOY_esBR968BR968&amp;hl=pt-BR&amp;sxsrf=AOaemvJ_EeQCmYes4KftOPeGMXbUi2m5Hg:1633127634857&amp;q=Michael+Schur&amp;stick=H4sIAAAAAAAAAONgVuLUz9U3SEquSs9dxMrrm5mckZiaoxCcnFFaBACIxSecHQAAAA&amp;ved=2ahUKEwiej7HEoqrzAhW_IbkGHc74A88QmxMoAnoECFAQBA&amp;cshid=1633127807505060" text:style-name="Internet_20_link" text:visited-style-name="Visited_20_Internet_20_Link"><text:span text:style-name="T3">Michael Schur</text:span></text:a></text:p>
      <text:p text:style-name="P2"><text:a xlink:type="simple" xlink:href="https://www.google.com/search?sa=X&amp;bih=657&amp;biw=1366&amp;rlz=1C1ALOY_esBR968BR968&amp;hl=pt-BR&amp;sxsrf=AOaemvJ_EeQCmYes4KftOPeGMXbUi2m5Hg:1633127634857&amp;q=brooklyn+99+empresas+produtoras&amp;ved=2ahUKEwiej7HEoqrzAhW_IbkGHc74A88Q6BMoAHoECE0QAg&amp;cshid=1633127807505060" text:style-name="Internet_20_link" text:visited-style-name="Visited_20_Internet_20_Link"><text:span text:style-name="T2">Empresa(s) produtora(s)</text:span></text:a><text:span text:style-name="T5">: </text:span><text:span text:style-name="T6">Fremulon; Dr. Goor Productions; 3 Arts Entertainment; Universal Television</text:span></text:p>
      <text:p text:style-name="P2"><text:a xlink:type="simple" xlink:href="https://www.google.com/search?sa=X&amp;bih=657&amp;biw=1366&amp;rlz=1C1ALOY_esBR968BR968&amp;hl=pt-BR&amp;sxsrf=AOaemvJ_EeQCmYes4KftOPeGMXbUi2m5Hg:1633127634857&amp;q=brooklyn+99+gênero&amp;ved=2ahUKEwiej7HEoqrzAhW_IbkGHc74A88Q6BMoAHoECE4QAg&amp;cshid=1633127807505060" text:style-name="Internet_20_link" text:visited-style-name="Visited_20_Internet_20_Link"><text:span text:style-name="T2">Gênero</text:span></text:a><text:span text:style-name="T5">: </text:span><text:span text:style-name="T6">Comédia; Policial; Sitcom</text:span></text:p>
      <text:p text:style-name="P2"><text:a xlink:type="simple" xlink:href="https://www.google.com/search?sa=X&amp;bih=657&amp;biw=1366&amp;rlz=1C1ALOY_esBR968BR968&amp;hl=pt-BR&amp;sxsrf=AOaemvJ_EeQCmYes4KftOPeGMXbUi2m5Hg:1633127634857&amp;q=brooklyn+99+emissoras+originais&amp;stick=H4sIAAAAAAAAAOPgE-LSz9U3KDMxiTer0pLMTrbSLykDoviCovz0osRcq7zUkvL8ouxFrPJJRfn52TmVeQqWlgqpuZnFxflFicUK-UWZ6Zl5iZnFAG5IU4tLAAAA&amp;ved=2ahUKEwiej7HEoqrzAhW_IbkGHc74A88Q6BMoAHoECEoQAg&amp;cshid=1633127807505060" text:style-name="Internet_20_link" text:visited-style-name="Visited_20_Internet_20_Link"><text:span text:style-name="T2">Emissoras originais</text:span></text:a><text:span text:style-name="T5">: </text:span><text:a xlink:type="simple" xlink:href="https://www.google.com/search?sa=X&amp;bih=657&amp;biw=1366&amp;rlz=1C1ALOY_esBR968BR968&amp;hl=pt-BR&amp;sxsrf=AOaemvJ_EeQCmYes4KftOPeGMXbUi2m5Hg:1633127634857&amp;q=NBC&amp;stick=H4sIAAAAAAAAAOPgE-LSz9U3KDMxiTerUuIAsU3T89K0JLOTrfRLyoAovqAoP70oMdcqL7WkPL8oexErs5-T8w5WRgAbwhkGPAAAAA&amp;ved=2ahUKEwiej7HEoqrzAhW_IbkGHc74A88QmxMoAXoECEoQAw&amp;cshid=1633127807505060" text:style-name="Internet_20_link" text:visited-style-name="Visited_20_Internet_20_Link"><text:span text:style-name="T3">National Broadcasting Company</text:span></text:a><text:span text:style-name="T6">, </text:span><text:a xlink:type="simple" xlink:href="https://www.google.com/search?sa=X&amp;bih=657&amp;biw=1366&amp;rlz=1C1ALOY_esBR968BR968&amp;hl=pt-BR&amp;sxsrf=AOaemvJ_EeQCmYes4KftOPeGMXbUi2m5Hg:1633127634857&amp;q=Fox+Broadcasting+Company&amp;stick=H4sIAAAAAAAAAOPgE-LSz9U3KDMxiTerUuIAsZOzUrK1JLOTrfRLyoAovqAoP70oMdcqL7WkPL8oexGrhFt-hYJTUX5iSnJicUlmXrqCc35uQWJe5Q5WRgDBYZOuUQAAAA&amp;ved=2ahUKEwiej7HEoqrzAhW_IbkGHc74A88QmxMoAnoECEoQBA&amp;cshid=1633127807505060" text:style-name="Internet_20_link" text:visited-style-name="Visited_20_Internet_20_Link"><text:span text:style-name="T3">Fox Broadcasting Company</text:span></text:a></text:p>
      <text:p text:style-name="P3"><text:a xlink:type="simple" xlink:href="https://www.google.com/search?sa=X&amp;bih=657&amp;biw=1366&amp;rlz=1C1ALOY_esBR968BR968&amp;hl=pt-BR&amp;sxsrf=AOaemvJ_EeQCmYes4KftOPeGMXbUi2m5Hg:1633127634857&amp;q=brooklyn+99+prêmios&amp;stick=H4sIAAAAAAAAAOPgE-LSz9U3KDMxiTer0pLNTrbSTyxPLEqBkPHlmXl5qUVWYE7xIlaRpKL8_OycyjwFS0uFgqLDq3Iz84sBg_-8w0QAAAA&amp;ved=2ahUKEwiej7HEoqrzAhW_IbkGHc74A88Q6BMoAHoECEsQAg&amp;cshid=1633127807505060" text:style-name="Internet_20_link" text:visited-style-name="Visited_20_Internet_20_Link"><text:span text:style-name="T2">Prêmios</text:span></text:a><text:span text:style-name="T5">: </text:span><text:a xlink:type="simple" xlink:href="https://www.google.com/search?sa=X&amp;bih=657&amp;biw=1366&amp;rlz=1C1ALOY_esBR968BR968&amp;hl=pt-BR&amp;sxsrf=AOaemvJ_EeQCmYes4KftOPeGMXbUi2m5Hg:1633127634857&amp;q=Prêmio+Globo+de+Ouro:+Melhor+ator+em+série+TV+–+Comédia+ou+musical&amp;stick=H4sIAAAAAAAAAOPgE-LSz9U3KDMxiTerUuIGsQ0NkwwyzLO0ZLOTrfQTyxOLUiBkfHlmXl5qkRWYU7yI1T2g6PCq3Mx8Bfec_KR8hZRUBf_SonwrBd_UnIz8IoXEEiCRmqtQfHhlUWaqQkiYwqOGyQrO-bmHV6ZkJirklyrklhZnJifm7GBlBACkK9EPhwAAAA&amp;ved=2ahUKEwiej7HEoqrzAhW_IbkGHc74A88QmxMoAXoECEsQAw&amp;cshid=1633127807505060" text:style-name="Internet_20_link" text:visited-style-name="Visited_20_Internet_20_Link"><text:span text:style-name="T3">Prêmio Globo de Ouro: Melhor ator em série TV – Comédia ou musical</text:span></text:a><text:span text:style-name="T6">, </text:span><text:a xlink:type="simple" xlink:href="https://www.google.com/search?sa=X&amp;bih=657&amp;biw=1366&amp;rlz=1C1ALOY_esBR968BR968&amp;hl=pt-BR&amp;sxsrf=AOaemvJ_EeQCmYes4KftOPeGMXbUi2m5Hg:1633127634857&amp;q=brooklyn+99+prêmios&amp;stick=H4sIAAAAAAAAAOPgE-LSz9U3KDMxiTer0pLNTrbSTyxPLEqBkPHlmXl5qUVWYE7xIlaRpKL8_OycyjwFS0uFgqLDq3Iz84sBg_-8w0QAAAA&amp;ved=2ahUKEwiej7HEoqrzAhW_IbkGHc74A88Q44YBKAJ6BAhLEAQ&amp;cshid=1633127807505060" text:style-name="Internet_20_link" text:visited-style-name="Visited_20_Internet_20_Link"><text:span text:style-name="T4">MAIS</text:span></text:a></text:p>
      <text:p text:style-name="P1">v</text:p>
      <text:p text:style-name="P1">MODERN FAMILY</text:p>
      <text:p text:style-name="P1"/>
      <text:p text:style-name="P1"><text:span text:style-name="T1">Com uma narração oculta, a série oferece uma perspectiva honesta e muitas vezes hilária do cotidiano de uma família. O casal Phil e Claire deseja ter um relacionamento aberto com seus três filhos, mas com um adolescente que tenta amadurecer rápido demais, uma filha muito esperta para sua idade e um filho em crise, o desafio é bem grande. Jay e a esposa criam o filho ao mesmo tempo que lidam com os problemas trazidos pela grande diferença de idade. As parceiras Mitchell e Cameron enfrentam novos desafios após a adoção de uma criança do Vietnã.</text:span> </text:p>
      <text:p text:style-name="P1"/>
      <text:p text:style-name="P1">&lt;iframe width="560" height="315" src="https://www.youtube.com/embed/X0lRjbrH-L8" title="YouTube video player" frameborder="0" allow="accelerometer; autoplay; clipboard-write; encrypted-media; gyroscope; picture-in-picture" allowfullscreen&gt;&lt;/iframe&gt;</text:p>
      <text:p text:style-name="P1"/>
      <text:p text:style-name="P1"><text:a xlink:type="simple" xlink:href="https://www.google.com/search?rlz=1C1ALOY_esBR968BR968&amp;sxsrf=AOaemvKu8g0Kk_mtw3dcCbFCsgpP1Bdygg:1633127876322&amp;q=modern+family+número+de+temporadas&amp;stick=H4sIAAAAAAAAAOPgE-LSz9U3MK0qMqjI0dLIKLfST87PyUlNLsnMz9MvKYsvKMpPL0rMLbbKy1fIT1MoTk0szs8rXsSqnJufklqUp5CWmJuZU6mQd3hXbmpRvkJKqkJJam5BflFiSmIxAJyEjfJeAAAA&amp;sa=X&amp;sqi=2&amp;ved=2ahUKEwiW9cK3o6rzAhV8rZUCHS5pCtYQ6BMoAHoECDsQAg" text:style-name="Internet_20_link" text:visited-style-name="Visited_20_Internet_20_Link"><text:span text:style-name="T2">Número de temporadas</text:span></text:a><text:span text:style-name="T5">: </text:span><text:span text:style-name="T6">11</text:span></text:p>
      <text:p text:style-name="P2"><text:a xlink:type="simple" xlink:href="https://www.google.com/search?rlz=1C1ALOY_esBR968BR968&amp;sxsrf=AOaemvKu8g0Kk_mtw3dcCbFCsgpP1Bdygg:1633127876322&amp;q=modern+family+câmera&amp;sa=X&amp;sqi=2&amp;ved=2ahUKEwiW9cK3o6rzAhV8rZUCHS5pCtYQ6BMoAHoECD4QAg" text:style-name="Internet_20_link" text:visited-style-name="Visited_20_Internet_20_Link"><text:span text:style-name="T2">Câmera</text:span></text:a><text:span text:style-name="T5">: </text:span><text:a xlink:type="simple" xlink:href="https://www.google.com/search?rlz=1C1ALOY_esBR968BR968&amp;sxsrf=AOaemvKu8g0Kk_mtw3dcCbFCsgpP1Bdygg:1633127876322&amp;q=Câmera+única&amp;stick=H4sIAAAAAAAAAONgVuLUz9U3SM5NsjBbxMrnfHhRbmpRosLhXXmZyYkAKSEnLx4AAAA&amp;sa=X&amp;sqi=2&amp;ved=2ahUKEwiW9cK3o6rzAhV8rZUCHS5pCtYQmxMoAXoECD4QAw" text:style-name="Internet_20_link" text:visited-style-name="Visited_20_Internet_20_Link"><text:span text:style-name="T3">Câmera única</text:span></text:a></text:p>
      <text:p text:style-name="P2"><text:a xlink:type="simple" xlink:href="https://www.google.com/search?rlz=1C1ALOY_esBR968BR968&amp;sxsrf=AOaemvKu8g0Kk_mtw3dcCbFCsgpP1Bdygg:1633127876322&amp;q=modern+family+episódios&amp;sa=X&amp;sqi=2&amp;ved=2ahUKEwiW9cK3o6rzAhV8rZUCHS5pCtYQ6BMoAHoECDwQAg" text:style-name="Internet_20_link" text:visited-style-name="Visited_20_Internet_20_Link"><text:span text:style-name="T2">Episódios</text:span></text:a><text:span text:style-name="T5">: </text:span><text:span text:style-name="T6">250 (lista de episódios)</text:span></text:p>
      <text:p text:style-name="P3"><text:a xlink:type="simple" xlink:href="https://www.google.com/search?rlz=1C1ALOY_esBR968BR968&amp;sxsrf=AOaemvKu8g0Kk_mtw3dcCbFCsgpP1Bdygg:1633127876322&amp;q=modern+family+prêmios&amp;stick=H4sIAAAAAAAAAOPgE-LSz9U3MK0qMqjI0ZLNTrbSTyxPLEqBkPHlmXl5qUVWYE7xIlax3PyU1KI8hbTE3MycSoWCosOrcjPziwFGQHcDRgAAAA&amp;sa=X&amp;sqi=2&amp;ved=2ahUKEwiW9cK3o6rzAhV8rZUCHS5pCtYQ6BMoAHoECEAQAg" text:style-name="Internet_20_link" text:visited-style-name="Visited_20_Internet_20_Link"><text:span text:style-name="T2">Prêmios</text:span></text:a><text:span text:style-name="T5">: </text:span><text:a xlink:type="simple" xlink:href="https://www.google.com/search?rlz=1C1ALOY_esBR968BR968&amp;sxsrf=AOaemvKu8g0Kk_mtw3dcCbFCsgpP1Bdygg:1633127876322&amp;q=Melhor+Série+de+Comédia&amp;stick=H4sIAAAAAAAAAOPgE-LSz9U3MK0qMqjIUeIEsZOzKquKtWSzk630E8sTi1IgZHx5Zl5eapEVmFO8iFXSNzUnI79IIfjwyqLMVIWUVAXn_NzDK1MyE3ewMgIA-hi20lcAAAA&amp;sa=X&amp;sqi=2&amp;ved=2ahUKEwiW9cK3o6rzAhV8rZUCHS5pCtYQmxMoAXoECEAQAw" text:style-name="Internet_20_link" text:visited-style-name="Visited_20_Internet_20_Link"><text:span text:style-name="T3">Prêmio Emmy do Primetime: Melhor Série de Comédia</text:span></text:a><text:span text:style-name="T6">, </text:span><text:a xlink:type="simple" xlink:href="https://www.google.com/search?rlz=1C1ALOY_esBR968BR968&amp;sxsrf=AOaemvKu8g0Kk_mtw3dcCbFCsgpP1Bdygg:1633127876322&amp;q=modern+family+prêmios&amp;stick=H4sIAAAAAAAAAOPgE-LSz9U3MK0qMqjI0ZLNTrbSTyxPLEqBkPHlmXl5qUVWYE7xIlax3PyU1KI8hbTE3MycSoWCosOrcjPziwFGQHcDRgAAAA&amp;sa=X&amp;sqi=2&amp;ved=2ahUKEwiW9cK3o6rzAhV8rZUCHS5pCtYQ44YBKAJ6BAhAEAQ" text:style-name="Internet_20_link" text:visited-style-name="Visited_20_Internet_20_Link"><text:span text:style-name="T4">MAIS</text:span></text:a></text:p>
      <text:p text:style-name="P3"><text:a xlink:type="simple" xlink:href="https://www.google.com/search?rlz=1C1ALOY_esBR968BR968&amp;sxsrf=AOaemvKu8g0Kk_mtw3dcCbFCsgpP1Bdygg:1633127876322&amp;q=modern+family+autores&amp;stick=H4sIAAAAAAAAAOPgE-LSz9U3MK0qMqjI0ZLMTrbSLykDoviCovz0osRcq_KizJLUouJFrKK5-SmpRXkKaYm5mTmVComlJflFqcUApEDWEUEAAAA&amp;sa=X&amp;sqi=2&amp;ved=2ahUKEwiW9cK3o6rzAhV8rZUCHS5pCtYQ6BMoAHoECD0QAg" text:style-name="Internet_20_link" text:visited-style-name="Visited_20_Internet_20_Link"><text:span text:style-name="T2">Autores</text:span></text:a><text:span text:style-name="T5">: </text:span><text:a xlink:type="simple" xlink:href="https://www.google.com/search?rlz=1C1ALOY_esBR968BR968&amp;sxsrf=AOaemvKu8g0Kk_mtw3dcCbFCsgpP1Bdygg:1633127876322&amp;q=Christopher+Lloyd+(roteirista)&amp;stick=H4sIAAAAAAAAAOPgE-LSz9U3MK0qMqjIUQKzjcziU5LLtSSzk630S8qAKL6gKD-9KDHXqrwosyS1qHgRq5xzRlFmcUl-QUZqkYJPTn5lioJGUX5JaiZINFFzBysjAOCFewBZAAAA&amp;sa=X&amp;sqi=2&amp;ved=2ahUKEwiW9cK3o6rzAhV8rZUCHS5pCtYQmxMoAXoECD0QAw" text:style-name="Internet_20_link" text:visited-style-name="Visited_20_Internet_20_Link"><text:span text:style-name="T3">Christopher Lloyd</text:span></text:a><text:span text:style-name="T6">, </text:span><text:a xlink:type="simple" xlink:href="https://www.google.com/search?rlz=1C1ALOY_esBR968BR968&amp;sxsrf=AOaemvKu8g0Kk_mtw3dcCbFCsgpP1Bdygg:1633127876322&amp;q=Steven+Levitan&amp;stick=H4sIAAAAAAAAAOPgE-LSz9U3MK0qMqjIUeIEsZOLKkzLtSSzk630S8qAKL6gKD-9KDHXqrwosyS1qHgRK19wSWpZap6CT2pZZkli3g5WRgA6Xm0xSAAAAA&amp;sa=X&amp;sqi=2&amp;ved=2ahUKEwiW9cK3o6rzAhV8rZUCHS5pCtYQmxMoAnoECD0QBA" text:style-name="Internet_20_link" text:visited-style-name="Visited_20_Internet_20_Link"><text:span text:style-name="T3">Steven Levitan</text:span></text:a><text:span text:style-name="T6">, </text:span><text:a xlink:type="simple" xlink:href="https://www.google.com/search?rlz=1C1ALOY_esBR968BR968&amp;sxsrf=AOaemvKu8g0Kk_mtw3dcCbFCsgpP1Bdygg:1633127876322&amp;q=vali+chandrasekaran&amp;stick=H4sIAAAAAAAAAOPgE-LSz9U3MK0qMqjIUQKzjcqzq1IKtCSzk630S8qAKL6gKD-9KDHXqrwosyS1qHgRq3BZYk6mQnJGYl5KUWJxanZiUWLeDlZGAKyBBENOAAAA&amp;sa=X&amp;sqi=2&amp;ved=2ahUKEwiW9cK3o6rzAhV8rZUCHS5pCtYQmxMoA3oECD0QBQ" text:style-name="Internet_20_link" text:visited-style-name="Visited_20_Internet_20_Link"><text:span text:style-name="T3">Vali Chandrasekaran</text:span></text:a><text:span text:style-name="T6">, </text:span><text:a xlink:type="simple" xlink:href="https://www.google.com/search?rlz=1C1ALOY_esBR968BR968&amp;sxsrf=AOaemvKu8g0Kk_mtw3dcCbFCsgpP1Bdygg:1633127876322&amp;q=modern+family+autores&amp;stick=H4sIAAAAAAAAAOPgE-LSz9U3MK0qMqjI0ZLMTrbSLykDoviCovz0osRcq_KizJLUouJFrKK5-SmpRXkKaYm5mTmVComlJflFqcUApEDWEUEAAAA&amp;sa=X&amp;sqi=2&amp;ved=2ahUKEwiW9cK3o6rzAhV8rZUCHS5pCtYQ44YBKAR6BAg9EAY" text:style-name="Internet_20_link" text:visited-style-name="Visited_20_Internet_20_Link"><text:span text:style-name="T4">MAIS</text:span></text:a></text:p>
      <text:p text:style-name="P2"><text:a xlink:type="simple" xlink:href="https://www.google.com/search?rlz=1C1ALOY_esBR968BR968&amp;sxsrf=AOaemvKu8g0Kk_mtw3dcCbFCsgpP1Bdygg:1633127876322&amp;q=modern+family+emissoras+originais&amp;stick=H4sIAAAAAAAAAOPgE-LSz9U3MK0qMqjI0ZLMTrbSLykDoviCovz0osRcq7zUkvL8ouxFrIq5-SmpRXkKaYm5mTmVCqm5mcXF-UWJxQr5RZnpmXmJmcUANOt0hE0AAAA&amp;sa=X&amp;sqi=2&amp;ved=2ahUKEwiW9cK3o6rzAhV8rZUCHS5pCtYQ6BMoAHoECDoQAg" text:style-name="Internet_20_link" text:visited-style-name="Visited_20_Internet_20_Link"><text:span text:style-name="T2">Emissoras originais</text:span></text:a><text:span text:style-name="T5">: </text:span><text:a xlink:type="simple" xlink:href="https://www.google.com/search?rlz=1C1ALOY_esBR968BR968&amp;sxsrf=AOaemvKu8g0Kk_mtw3dcCbFCsgpP1Bdygg:1633127876322&amp;q=American+Broadcasting+Company&amp;stick=H4sIAAAAAAAAAOPgE-LSz9U3MK0qMqjIUeIAsdOL0821JLOTrfRLyoAovqAoP70oMdcqL7WkPL8oexGrrGNualFmcmKeglNRfmJKcmJxSWZeuoJzfm5BYl7lDlZGAMkQNKBWAAAA&amp;sa=X&amp;sqi=2&amp;ved=2ahUKEwiW9cK3o6rzAhV8rZUCHS5pCtYQmxMoAXoECDoQAw" text:style-name="Internet_20_link" text:visited-style-name="Visited_20_Internet_20_Link"><text:span text:style-name="T3">American Broadcasting Company</text:span></text:a><text:span text:style-name="T6">, </text:span><text:a xlink:type="simple" xlink:href="https://www.google.com/search?rlz=1C1ALOY_esBR968BR968&amp;sxsrf=AOaemvKu8g0Kk_mtw3dcCbFCsgpP1Bdygg:1633127876322&amp;q=USA+Network&amp;stick=H4sIAAAAAAAAAOPgE-LSz9U3MK0qMqjIUeIAsbOTU3K0JLOTrfRLyoAovqAoP70oMdcqL7WkPL8oexErd2iwo4IfhLeDlREAzzSJvUQAAAA&amp;sa=X&amp;sqi=2&amp;ved=2ahUKEwiW9cK3o6rzAhV8rZUCHS5pCtYQmxMoAnoECDoQBA" text:style-name="Internet_20_link" text:visited-style-name="Visited_20_Internet_20_Link"><text:span text:style-name="T3">USA Network</text:span></text:a></text:p>
      <text:p text:style-name="P1"/>
      <text:p text:style-name="P1">ONE DAY AT A TIME</text:p>
      <text:p text:style-name="P1"/>
      <text:p text:style-name="P1"><text:span text:style-name="T1">Na nova versão do clássico da TV sobre uma família de imigrantes cubanos, a mãe recém-divorciada e a avó careta criam uma adolescente e um pré-adolescente.</text:span> </text:p>
      <text:p text:style-name="P1"/>
      <text:p text:style-name="P1">&lt;iframe width="560" height="315" src="https://www.youtube.com/embed/4DF4ad1nWgg" title="YouTube video player" frameborder="0" allow="accelerometer; autoplay; clipboard-write; encrypted-media; gyroscope; picture-in-picture" allowfullscreen&gt;&lt;/iframe&gt;</text:p>
      <text:p text:style-name="P1"/>
      <text:p text:style-name="P1"><text:a xlink:type="simple" xlink:href="https://www.google.com/search?rlz=1C1ALOY_esBR968BR968&amp;sxsrf=AOaemvKXcYvChNyOmsqskozKHuJitCx8xQ:1633127827683&amp;q=one+day+at+a+time+número+de+temporadas&amp;stick=H4sIAAAAAAAAAOPgE-LVT9c3NEwuije2NMsq1NLIKLfST87PyUlNLsnMz9MvKYsvKMpPL0rMLbbKy1fIT1MoTk0szs8rXsSqnp-XqpCSWKmQWKKQqFCSmZuqkHd4V25qUb5CSqpCSWpuQX5RYkpiMQAUFCMVZQAAAA&amp;sa=X&amp;ved=2ahUKEwiroaqgo6rzAhVfI7kGHbyBDqgQ6BMoAHoECEoQAg" text:style-name="Internet_20_link" text:visited-style-name="Visited_20_Internet_20_Link"><text:span text:style-name="T2">Número de temporadas</text:span></text:a><text:span text:style-name="T5">: </text:span><text:span text:style-name="T6">4</text:span></text:p>
      <text:p text:style-name="P2"><text:a xlink:type="simple" xlink:href="https://www.google.com/search?rlz=1C1ALOY_esBR968BR968&amp;sxsrf=AOaemvKXcYvChNyOmsqskozKHuJitCx8xQ:1633127827683&amp;q=one+day+at+a+time+adaptação+de&amp;stick=H4sIAAAAAAAAAOPgE-LVT9c3NEwuije2NMsq1NLITrbSz01NyUyMT87Pzc3P009MSSwoSSzJzM-zAjNTUxTSivJzF7Eq5OelKqQkViokligkKpRk5qYqQNQeXn54cb5CSioANok-RV4AAAA&amp;sa=X&amp;ved=2ahUKEwiroaqgo6rzAhVfI7kGHbyBDqgQ6BMoAHoECEwQAg" text:style-name="Internet_20_link" text:visited-style-name="Visited_20_Internet_20_Link"><text:span text:style-name="T2">Adaptação de</text:span></text:a><text:span text:style-name="T5">: </text:span><text:a xlink:type="simple" xlink:href="https://www.google.com/search?rlz=1C1ALOY_esBR968BR968&amp;sxsrf=AOaemvKXcYvChNyOmsqskozKHuJitCx8xQ:1633127827683&amp;q=One+Day+at+a+Time+Programa+de+televisão&amp;stick=H4sIAAAAAAAAAOPgE-LVT9c3NEwuije2NMsqVOLUz9U3ME4xyi3U0shOttLPTU3JTIxPzs_Nzc_TT0xJLChJLMnMz7MCM1NTFNKK8nMXsWr456UquCRWKiSWKCQqhGTmpioEFOWnFyXmJiqkpCqUpOaklmUWH16cv4OVEQCOqfG_dAAAAA&amp;sa=X&amp;ved=2ahUKEwiroaqgo6rzAhVfI7kGHbyBDqgQmxMoAXoECEwQAw" text:style-name="Internet_20_link" text:visited-style-name="Visited_20_Internet_20_Link"><text:span text:style-name="T3">One Day at a Time</text:span></text:a></text:p>
      <text:p text:style-name="P2"><text:a xlink:type="simple" xlink:href="https://www.google.com/search?rlz=1C1ALOY_esBR968BR968&amp;sxsrf=AOaemvKXcYvChNyOmsqskozKHuJitCx8xQ:1633127827683&amp;q=one+day+at+a+time+episódios&amp;sa=X&amp;ved=2ahUKEwiroaqgo6rzAhVfI7kGHbyBDqgQ6BMoAHoECE4QAg" text:style-name="Internet_20_link" text:visited-style-name="Visited_20_Internet_20_Link"><text:span text:style-name="T2">Episódios</text:span></text:a><text:span text:style-name="T5">: </text:span><text:span text:style-name="T6">46</text:span></text:p>
      <text:p text:style-name="P2"><text:a xlink:type="simple" xlink:href="https://www.google.com/search?rlz=1C1ALOY_esBR968BR968&amp;sxsrf=AOaemvKXcYvChNyOmsqskozKHuJitCx8xQ:1633127827683&amp;q=one+day+at+a+time+emissora+original&amp;sa=X&amp;ved=2ahUKEwiroaqgo6rzAhVfI7kGHbyBDqgQ6BMoAHoECEsQAg" text:style-name="Internet_20_link" text:visited-style-name="Visited_20_Internet_20_Link"><text:span text:style-name="T2">Emissora original</text:span></text:a><text:span text:style-name="T5">: </text:span><text:a xlink:type="simple" xlink:href="https://www.google.com/search?rlz=1C1ALOY_esBR968BR968&amp;sxsrf=AOaemvKXcYvChNyOmsqskozKHuJitCx8xQ:1633127827683&amp;q=Netflix&amp;stick=H4sIAAAAAAAAAONgVuLUz9U3MDQvSotfxMrul1qSlpNZAQBV7pT9FwAAAA&amp;sa=X&amp;ved=2ahUKEwiroaqgo6rzAhVfI7kGHbyBDqgQmxMoAXoECEsQAw" text:style-name="Internet_20_link" text:visited-style-name="Visited_20_Internet_20_Link"><text:span text:style-name="T3">Netflix</text:span></text:a><text:span text:style-name="T6"> (2017–2019) </text:span><text:a xlink:type="simple" xlink:href="https://www.google.com/search?rlz=1C1ALOY_esBR968BR968&amp;sxsrf=AOaemvKXcYvChNyOmsqskozKHuJitCx8xQ:1633127827683&amp;q=Pop+TV&amp;stick=H4sIAAAAAAAAAONgVuLUz9U3MDYwzDBbxMoWkF-gEBIGABB7jtIWAAAA&amp;sa=X&amp;ved=2ahUKEwiroaqgo6rzAhVfI7kGHbyBDqgQmxMoAnoECEsQBA" text:style-name="Internet_20_link" text:visited-style-name="Visited_20_Internet_20_Link"><text:span text:style-name="T3">Pop TV</text:span></text:a><text:span text:style-name="T6"> (2020)</text:span></text:p>
      <text:p text:style-name="P2"><text:a xlink:type="simple" xlink:href="https://www.google.com/search?rlz=1C1ALOY_esBR968BR968&amp;sxsrf=AOaemvKXcYvChNyOmsqskozKHuJitCx8xQ:1633127827683&amp;q=one+day+at+a+time+emissoras+originais&amp;stick=H4sIAAAAAAAAAOPgE-LVT9c3NEwuije2NMsq1JLMTrbSLykDoviCovz0osRcq7zUkvL8ouxFrKr5eakKKYmVCoklCokKJZm5qQqpuZnFxflFicUK-UWZ6Zl5iZnFAN52ozpUAAAA&amp;sa=X&amp;ved=2ahUKEwiroaqgo6rzAhVfI7kGHbyBDqgQ6BMoAHoECE0QAg" text:style-name="Internet_20_link" text:visited-style-name="Visited_20_Internet_20_Link"><text:span text:style-name="T2">Emissoras originais</text:span></text:a><text:span text:style-name="T5">: </text:span><text:a xlink:type="simple" xlink:href="https://www.google.com/search?rlz=1C1ALOY_esBR968BR968&amp;sxsrf=AOaemvKXcYvChNyOmsqskozKHuJitCx8xQ:1633127827683&amp;q=Netflix&amp;stick=H4sIAAAAAAAAAOPgE-LVT9c3NEwuije2NMsqVOLUz9U3MDQvSovXksxOttIvKQOi-IKi_PSixFyrvNSS8vyi7EWs7H6pJWk5mRU7WBkBaXfFgEQAAAA&amp;sa=X&amp;ved=2ahUKEwiroaqgo6rzAhVfI7kGHbyBDqgQmxMoAXoECE0QAw" text:style-name="Internet_20_link" text:visited-style-name="Visited_20_Internet_20_Link"><text:span text:style-name="T3">Netflix</text:span></text:a><text:span text:style-name="T6">, </text:span><text:a xlink:type="simple" xlink:href="https://www.google.com/search?rlz=1C1ALOY_esBR968BR968&amp;sxsrf=AOaemvKXcYvChNyOmsqskozKHuJitCx8xQ:1633127827683&amp;q=Pop+(canal+de+televisão)&amp;stick=H4sIAAAAAAAAAOPgE-LVT9c3NEwuije2NMsqVOLUz9U3MDYwzDDTksxOttIvKQOi-IKi_PSixFyrvNSS8vyi7EWskgH5BQoayYl5iTkKKakKJak5qWWZxYcX52vuYGUEAJjBxbFWAAAA&amp;sa=X&amp;ved=2ahUKEwiroaqgo6rzAhVfI7kGHbyBDqgQmxMoAnoECE0QBA" text:style-name="Internet_20_link" text:visited-style-name="Visited_20_Internet_20_Link"><text:span text:style-name="T3">Pop</text:span></text:a></text:p>
      <text:p text:style-name="P3"><text:soft-page-break/><text:a xlink:type="simple" xlink:href="https://www.google.com/search?rlz=1C1ALOY_esBR968BR968&amp;sxsrf=AOaemvKXcYvChNyOmsqskozKHuJitCx8xQ:1633127827683&amp;q=one+day+at+a+time+indicações&amp;stick=H4sIAAAAAAAAAOPgE-LVT9c3NEwuije2NMsq1FLKTrbSTyxPLEqBkPHlmXl5qUVWefm5mXmJJZn5ecWLWOXy81IVUhIrFRJLFBIVSjJzUxUy81IykxMPLz-8NbUYABGX56pWAAAA&amp;sa=X&amp;ved=2ahUKEwiroaqgo6rzAhVfI7kGHbyBDqgQ6BMoAHoECEkQAg" text:style-name="Internet_20_link" text:visited-style-name="Visited_20_Internet_20_Link"><text:span text:style-name="T2">Indicações</text:span></text:a><text:span text:style-name="T5">: </text:span><text:a xlink:type="simple" xlink:href="https://www.google.com/search?rlz=1C1ALOY_esBR968BR968&amp;sxsrf=AOaemvKXcYvChNyOmsqskozKHuJitCx8xQ:1633127827683&amp;q=Critics%27+Choice+Television+Award+de+Melhor+Atriz+Coadjuvante+em+Série+de+Comédia&amp;stick=H4sIAAAAAAAAAOPgE-LVT9c3NEwuije2NMsqVOLSz9U3yIo3Tsu21FLKTrbSTyxPLEqBkPHlmXl5qUVWefm5mXmJJZn5ecWLWIOcizJLMpOL1RWcM_Izk1MVQlJzUssyi4GyCo4gXQopqQq-qTkZ-UUKjiVFmVUKzvmJKVmlZYl5JakKqbkKwYdXFmWmglQ55-ceXpmSmbiDlREAqtgtl5kAAAA&amp;sa=X&amp;ved=2ahUKEwiroaqgo6rzAhVfI7kGHbyBDqgQmxMoAXoECEkQAw" text:style-name="Internet_20_link" text:visited-style-name="Visited_20_Internet_20_Link"><text:span text:style-name="T3">Critics' Choice Television Award de Melhor Atriz Coadjuvante em Série de Comédia</text:span></text:a><text:span text:style-name="T6">, </text:span><text:a xlink:type="simple" xlink:href="https://www.google.com/search?rlz=1C1ALOY_esBR968BR968&amp;sxsrf=AOaemvKXcYvChNyOmsqskozKHuJitCx8xQ:1633127827683&amp;q=one+day+at+a+time+indicações&amp;stick=H4sIAAAAAAAAAOPgE-LVT9c3NEwuije2NMsq1FLKTrbSTyxPLEqBkPHlmXl5qUVWefm5mXmJJZn5ecWLWOXy81IVUhIrFRJLFBIVSjJzUxUy81IykxMPLz-8NbUYABGX56pWAAAA&amp;sa=X&amp;ved=2ahUKEwiroaqgo6rzAhVfI7kGHbyBDqgQ44YBKAJ6BAhJEAQ" text:style-name="Internet_20_link" text:visited-style-name="Visited_20_Internet_20_Link"><text:span text:style-name="T4">MAIS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  <style:font-face style:name="arial1" svg:font-family="arial, sans-serif-medium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28:27.254000000</meta:creation-date>
    <dc:date>2021-10-01T19:44:44.244000000</dc:date>
    <meta:editing-duration>PT6M6S</meta:editing-duration>
    <meta:editing-cycles>1</meta:editing-cycles>
    <meta:document-statistic meta:table-count="0" meta:image-count="0" meta:object-count="0" meta:page-count="2" meta:paragraph-count="27" meta:word-count="334" meta:character-count="2567" meta:non-whitespace-character-count="2257"/>
    <meta:generator>LibreOffice/7.2.0.4$Windows_X86_64 LibreOffice_project/9a9c6381e3f7a62afc1329bd359cc48accb6435b</meta:generator>
  </office:meta>
</office:document-meta>
</file>